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rius" table:style-name="ta1">
        <table:shapes>
          <draw:frame draw:z-index="0" draw:style-name="gr1" draw:text-style-name="P1" svg:width="33.074cm" svg:height="17.451cm" svg:x="7.677cm" svg:y="0.85cm">
            <draw:object draw:notify-on-update-of-ranges="sirius.A1:sirius.A1 sirius.A2:sirius.A30 sirius.B1:sirius.B1 sirius.B2:sirius.B30 sirius.C1:sirius.C1 sirius.C2:sirius.C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midnight</text:p>
          </table:table-cell>
        </table:table-row>
        <table:table-row table:style-name="ro1">
          <table:table-cell office:value-type="date" office:date-value="2025-12-26" calcext:value-type="date">
            <text:p>2025-12-2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12-27" calcext:value-type="date">
            <text:p>2025-12-2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12-28" calcext:value-type="date">
            <text:p>2025-12-2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12-30" calcext:value-type="date">
            <text:p>2025-12-3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12-31" calcext:value-type="date">
            <text:p>2025-12-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01" calcext:value-type="date">
            <text:p>2026-01-0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02" calcext:value-type="date">
            <text:p>2026-01-0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03" calcext:value-type="date">
            <text:p>2026-01-0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04" calcext:value-type="date">
            <text:p>2026-01-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06" calcext:value-type="date">
            <text:p>2026-01-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07" calcext:value-type="date">
            <text:p>2026-01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08" calcext:value-type="date">
            <text:p>2026-01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09" calcext:value-type="date">
            <text:p>2026-01-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10" calcext:value-type="date">
            <text:p>2026-01-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10" calcext:value-type="date">
            <text:p>2026-01-1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11" calcext:value-type="date">
            <text:p>2026-01-11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13" calcext:value-type="date">
            <text:p>2026-01-13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14" calcext:value-type="date">
            <text:p>2026-01-14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15" calcext:value-type="date">
            <text:p>2026-01-15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16" calcext:value-type="date">
            <text:p>2026-01-16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17" calcext:value-type="date">
            <text:p>2026-01-17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18" calcext:value-type="date">
            <text:p>2026-01-18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20" calcext:value-type="date">
            <text:p>2026-01-20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21" calcext:value-type="date">
            <text:p>2026-01-21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6-01-22" calcext:value-type="date">
            <text:p>2026-01-22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17T12:07:37.697687979</dc:date>
    <meta:editing-duration>PT11M54S</meta:editing-duration>
    <meta:editing-cycles>2</meta:editing-cycles>
    <meta:generator>LibreOffice/7.4.5.1$Linux_X86_64 LibreOffice_project/40$Build-1</meta:generator>
    <meta:document-statistic meta:table-count="1" meta:cell-count="9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075cm" svg:height="17.452cm" xlink:href=".." xlink:type="simple" chart:class="chart:line" chart:style-name="ch1">
        <chart:legend chart:legend-position="end" svg:x="30.435cm" svg:y="8.178cm" style:legend-expansion="high" chart:style-name="ch2"/>
        <chart:plot-area chart:style-name="ch3" table:cell-range-address="sirius.A1:sirius.C30" chart:data-source-has-labels="both" svg:x="0.661cm" svg:y="0.349cm" svg:width="29.113cm" svg:height="16.754cm">
          <chart:coordinate-region svg:x="2cm" svg:y="0.548cm" svg:width="27.633cm" svg:height="16.356cm"/>
          <chart:axis chart:dimension="x" chart:name="primary-x" chart:style-name="ch4" chartooo:axis-type="auto">
            <chartooo:date-scale/>
            <chart:categories table:cell-range-address="sirius.A2:sirius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irius.B2:sirius.B30" chart:label-cell-address="sirius.B1:sirius.B1" chart:class="chart:line">
            <chart:data-point chart:repeated="29"/>
          </chart:series>
          <chart:series chart:style-name="ch8" chart:values-cell-range-address="sirius.C2:sirius.C30" chart:label-cell-address="sirius.C1:sirius.C1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</text:p>
                <draw:g>
                  <svg:desc>sirius.B1:sirius.B1</svg:desc>
                </draw:g>
              </table:table-cell>
              <table:table-cell office:value-type="string">
                <text:p>midnight</text:p>
                <draw:g>
                  <svg:desc>sirius.C1:sirius.C1</svg:desc>
                </draw:g>
              </table:table-cell>
            </table:table-row>
          </table:table-header-rows>
          <table:table-rows>
            <table:table-row>
              <table:table-cell office:value-type="float" office:value="46017">
                <text:p>46017</text:p>
                <draw:g>
                  <svg:desc>sirius.A2:sirius.A30</svg:desc>
                </draw:g>
              </table:table-cell>
              <table:table-cell office:value-type="float" office:value="51">
                <text:p>51</text:p>
                <draw:g>
                  <svg:desc>sirius.B2:sirius.B30</svg:desc>
                </draw:g>
              </table:table-cell>
              <table:table-cell office:value-type="float" office:value="0">
                <text:p>0</text:p>
                <draw:g>
                  <svg:desc>sirius.C2:sirius.C30</svg:desc>
                </draw:g>
              </table:table-cell>
            </table:table-row>
            <table:table-row>
              <table:table-cell office:value-type="float" office:value="46018">
                <text:p>46018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19">
                <text:p>46019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21">
                <text:p>4602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22">
                <text:p>4602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23">
                <text:p>46023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24">
                <text:p>4602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25">
                <text:p>46025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26">
                <text:p>46026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28">
                <text:p>4602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32">
                <text:p>4603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32">
                <text:p>46032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33">
                <text:p>46033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-35">
                <text:p>-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-35">
                <text:p>-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39">
                <text:p>46039</text:p>
              </table:table-cell>
              <table:table-cell office:value-type="float" office:value="-35">
                <text:p>-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40">
                <text:p>46040</text:p>
              </table:table-cell>
              <table:table-cell office:value-type="float" office:value="-35">
                <text:p>-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-35">
                <text:p>-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-54">
                <text:p>-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-54">
                <text:p>-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-54">
                <text:p>-5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